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9.6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6.8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3.5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13.5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0.8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font-size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7cm" svg:height="2.2cm" svg:x="2.8cm" svg:y="2.9cm">
          <draw:text-box>
            <text:p text:style-name="P1">S.L.A.P.</text:p>
          </draw:text-box>
        </draw:frame>
        <draw:custom-shape draw:style-name="gr2" draw:text-style-name="P3" draw:layer="layout" svg:width="10.1cm" svg:height="1.3cm" svg:x="5.9cm" svg:y="5.6cm">
          <text:p text:style-name="P3">Recherch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11.9cm" svg:y="8.6cm">
          <text:p text:style-name="P3">Nouveau 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11.9cm" svg:y="10.8cm">
          <text:p text:style-name="P3">Supprimer 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11.9cm" svg:y="12.9cm">
          <text:p text:style-name="P3">Consulter Liste Client(es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11.9cm" svg:y="15cm">
          <text:p text:style-name="P3">Consulter drone disp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2.1cm" svg:y="10.9cm">
          <text:p text:style-name="P3">Imprimer Commande(s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2.1cm" svg:y="8.6cm">
          <text:p text:style-name="P3">Nouvelle Command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2.1cm" svg:y="13cm">
          <text:p text:style-name="P3">Consulter Employé(es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2.1cm" svg:y="15.1cm">
          <text:p text:style-name="P3">Consulter Liste Drone(s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cm" svg:height="1.8cm" svg:x="11.9cm" svg:y="17.1cm">
          <text:p text:style-name="P3">Consulter drone en vo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cm" svg:height="1.2cm" svg:x="2.4cm" svg:y="21.3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cm" svg:height="1.2cm" svg:x="2.4cm" svg:y="2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cm" svg:height="1.2cm" svg:x="2.4cm" svg:y="24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3cm" svg:height="1.2cm" svg:x="16.9cm" svg:y="2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3cm" svg:height="1.2cm" svg:x="16.9cm" svg:y="2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6.9cm" svg:y="21.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8.6cm" svg:y="24.3cm">
          <text:p text:style-name="P3">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8.6cm" svg:y="22.8cm">
          <text:p text:style-name="P3">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8.6cm" svg:y="21.3cm">
          <text:p text:style-name="P3">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6.9cm" svg:y="24.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6.9cm" svg:y="22.8cm">
          <text:p text:style-name="P3">X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9.8cm" svg:height="1cm" svg:x="5.8cm" svg:y="19.7cm">
          <draw:text-box>
            <text:p/>
          </draw:text-box>
        </draw:frame>
        <draw:frame draw:style-name="gr9" draw:text-style-name="P4" draw:layer="layout" svg:width="12.6cm" svg:height="1.3cm" svg:x="4.4cm" svg:y="19.9cm">
          <draw:text-box>
            <text:p text:style-name="P3">Commande en cours</text:p>
          </draw:text-box>
        </draw:frame>
        <draw:custom-shape draw:style-name="gr3" draw:text-style-name="P3" draw:layer="layout" svg:width="7.3cm" svg:height="1.8cm" svg:x="2.1cm" svg:y="17.2cm">
          <text:p text:style-name="P3">Consulter les command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0:35:26.596000000</meta:creation-date>
    <dc:date>2017-11-13T15:27:26.808000000</dc:date>
    <meta:editing-duration>PT4H21M29S</meta:editing-duration>
    <meta:editing-cycles>1</meta:editing-cycles>
    <meta:document-statistic meta:object-count="25"/>
    <meta:generator>LibreOffice/5.3.7.2$Windows_X86_64 LibreOffice_project/6b8ed514a9f8b44d37a1b96673cbbdd077e24059</meta:generator>
  </office:meta>
</office:document-meta>
</file>